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text-properties fo:font-size="15pt" fo:font-weight="normal" style:font-size-asian="15pt" style:font-weight-asian="normal" style:font-size-complex="15pt" style:font-weight-complex="normal"/>
    </style:style>
    <style:style style:name="P4" style:family="paragraph" style:parent-style-name="Text_20_body">
      <style:text-properties fo:font-size="18pt" fo:font-weight="bold" style:font-size-asian="18pt" style:font-weight-asian="bold" style:font-size-complex="18pt" style:font-weight-complex="bold"/>
    </style:style>
    <style:style style:name="P5" style:family="paragraph" style:parent-style-name="Text_20_body">
      <style:text-properties officeooo:paragraph-rsid="001848d6"/>
    </style:style>
    <style:style style:name="P6" style:family="paragraph" style:parent-style-name="Text_20_body">
      <style:text-properties officeooo:paragraph-rsid="0018b431"/>
    </style:style>
    <style:style style:name="P7" style:family="paragraph" style:parent-style-name="Text_20_body">
      <style:text-properties fo:font-weight="bold" officeooo:paragraph-rsid="001848d6" style:font-weight-asian="bold" style:font-weight-complex="bold"/>
    </style:style>
    <style:style style:name="P8" style:family="paragraph" style:parent-style-name="Text_20_body">
      <style:text-properties fo:font-weight="bold" officeooo:paragraph-rsid="0018b431" style:font-weight-asian="bold" style:font-weight-complex="bold"/>
    </style:style>
    <style:style style:name="T1" style:family="text">
      <style:text-properties officeooo:rsid="001848d6"/>
    </style:style>
    <style:style style:name="T2" style:family="text">
      <style:text-properties fo:font-size="15pt" style:font-size-asian="15pt" style:font-size-complex="15pt"/>
    </style:style>
    <style:style style:name="T3" style:family="text">
      <style:text-properties fo:font-size="15pt" fo:font-weight="normal" style:font-size-asian="15pt" style:font-weight-asian="normal" style:font-size-complex="15pt" style:font-weight-complex="normal"/>
    </style:style>
    <style:style style:name="T4" style:family="text">
      <style:text-properties fo:font-size="15pt" fo:font-weight="bold" style:font-size-asian="15pt" style:font-weight-asian="bold" style:font-size-complex="15pt" style:font-weight-complex="bold"/>
    </style:style>
    <style:style style:name="T5" style:family="text">
      <style:text-properties officeooo:rsid="0018b431"/>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0154in" fo:min-width="8.2764in"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ek- <text:span text:style-name="T1">2</text:span> <text:span text:style-name="T7">Understanding</text:span> Document</text:p>
      <text:p text:style-name="P1"/>
      <text:p text:style-name="P1">Name- Siddhartha Mukherjee</text:p>
      <text:p text:style-name="P1">Email- <text:span text:style-name="T5">21052365@kiit.ac.in</text:span></text:p>
      <text:p text:style-name="P1">Superset ID- 4957805</text:p>
      <text:p text:style-name="P3"><draw:custom-shape text:anchor-type="paragraph" draw:z-index="0" draw:name="Shape 1" draw:style-name="gr1" svg:width="8.2768in" svg:height="0.0157in" svg:x="-0.7965in" svg:y="0.1272in"><text:p/><draw:enhanced-geometry svg:viewBox="0 0 21600 21600" draw:type="rectangle" draw:enhanced-path="M 0 0 L 21600 0 21600 21600 0 21600 0 0 Z N"/></draw:custom-shape></text:p>
      <text:p text:style-name="P4"/>
      <text:p text:style-name="P7"><text:span text:style-name="T2">What is the core architecture of ServiceNow?</text:span></text:p>
      <text:p text:style-name="P5"><text:span text:style-name="T3">ServiceNow is built on a multi-instance cloud architecture, meaning each customer runs on a separate instance. It uses a database-driven model with a service-oriented architecture (SOA) to manage workflows and services efficiently.</text:span></text:p>
      <text:p text:style-name="P7"><text:span text:style-name="T2">What are the key components of the ServiceNow platform?</text:span></text:p>
      <text:p text:style-name="P5"><text:span text:style-name="T3">Key components include the Database, Service Portal, Application Layer, Integration Tools, Flow Designer, and Performance Analytics.</text:span></text:p>
      <text:p text:style-name="P7"><text:span text:style-name="T2">How can you customize the branding of the ServiceNow UI?</text:span></text:p>
      <text:p text:style-name="P5"><text:span text:style-name="T3">Branding can be customized through the System Settings in the platform, allowing you to change logos, themes, colors, and fonts.</text:span></text:p>
      <text:p text:style-name="P7"><text:span text:style-name="T2">What are UI policies and how are they used?</text:span></text:p>
      <text:p text:style-name="P5"><text:span text:style-name="T3">UI Policies dynamically change the appearance of forms, such as hiding or showing fields based on conditions, without scripting.</text:span></text:p>
      <text:p text:style-name="P6"><text:span text:style-name="T4">What are the key features of a list in ServiceNow?</text:span></text:p>
      <text:p text:style-name="P6"><text:span text:style-name="T3">Lists display multiple records from a table and include features like column sorting, filtering, grouping, and exporting.</text:span></text:p>
      <text:p text:style-name="P8"><text:span text:style-name="T2">How can you create filters in ServiceNow lists?</text:span></text:p>
      <text:p text:style-name="P6"><text:span text:style-name="T3">Filters can be created using the </text:span><text:span text:style-name="Strong_20_Emphasis"><text:span text:style-name="T3">Condition Builder</text:span></text:span><text:span text:style-name="T3"> to define criteria based on table fields, allowing users to drill down to specific data.</text:span></text:p>
      <text:p text:style-name="P6"><text:span text:style-name="T4">What is task management in ServiceNow?</text:span></text:p>
      <text:p text:style-name="P6"><text:span text:style-name="T3">Task management involves the process of creating, assigning, and tracking tasks (such as incidents, change requests, or problem tasks) through a workflow until they are completed.</text:span></text:p>
      <text:p text:style-name="P6"><text:span text:style-name="T3"/></text:p>
      <text:p text:style-name="P8"><text:soft-page-break/><text:span text:style-name="T2">How can tasks be assigned in ServiceNow?</text:span></text:p>
      <text:p text:style-name="P6"><text:span text:style-name="T3">Tasks can be assigned manually or automatically based on assignment rules, which route tasks to the correct individuals or groups based on predefined conditions.</text:span></text:p>
      <text:p text:style-name="P6"><text:span text:style-name="T4">How do notifications work in ServiceNow?</text:span></text:p>
      <text:p text:style-name="P6"><text:span text:style-name="T3">Notifications in ServiceNow are triggered by specific events (like a task update or assignment) and can be sent via email, SMS, or in-platform messages to notify users of relevant changes.</text:span></text:p>
      <text:p text:style-name="P6"><text:span text:style-name="T4">What is the use of notification templates?</text:span></text:p>
      <text:p text:style-name="P6"><text:span text:style-name="T3">Notification templates standardize messages with placeholders for dynamic content, ensuring consistency across different types of notifications.</text:span></text:p>
      <text:p text:style-name="P6"><text:span text:style-name="T4">What is the purpose of Knowledge Management in ServiceNow?</text:span></text:p>
      <text:p text:style-name="P6"><text:span text:style-name="T3">Knowledge Management helps create, manage, and share knowledge articles to provide self-service solutions for users and resolve issues quickly.</text:span></text:p>
      <text:p text:style-name="P6"><text:span text:style-name="T4">How can knowledge articles be categorized?</text:span></text:p>
      <text:p text:style-name="P6"><text:span text:style-name="T3">Articles can be categorized by topics, products, or services and made accessible through portals or within specific applications.</text:span></text:p>
      <text:p text:style-name="P6"><text:span text:style-name="T4">What is the Service Catalog in ServiceNow?</text:span></text:p>
      <text:p text:style-name="P6"><text:span text:style-name="T3">The Service Catalog is a self-service portal that allows users to browse and request various services or products, such as software, hardware, or IT support.</text:span></text:p>
      <text:p text:style-name="P6"><text:span text:style-name="T4">What is an Order Guide in the Service Catalog?</text:span></text:p>
      <text:p text:style-name="P6"><text:span text:style-name="T3">An Order Guide helps users request multiple related items at once by guiding them through a series of questions to configure their requests.</text:span></text:p>
      <text:p text:style-name="P6"><text:span text:style-name="T4">What are the key components of a table in ServiceNow?</text:span></text:p>
      <text:p text:style-name="P6"><text:span text:style-name="T3">A table consists of fields (columns) and records (rows). Fields define the type of data stored (e.g., string, date, reference), while records represent individual data entries.</text:span></text:p>
      <text:p text:style-name="P6"><text:span text:style-name="T4">How can reference fields be used in a table</text:span></text:p>
      <text:p text:style-name="P6"><text:span text:style-name="T3">Reference fields link to records in another table, allowing relationships between different tables, like linking incidents to users.</text:span></text:p>
      <text:p text:style-name="P6"><text:span text:style-name="T3"/></text:p>
      <text:p text:style-name="P6"><text:span text:style-name="T3"/></text:p>
      <text:p text:style-name="P6"><text:soft-page-break/><text:span text:style-name="T4">What is the role of the Access Control List (ACL) in ServiceNow?</text:span></text:p>
      <text:p text:style-name="P6"><text:span text:style-name="T3">The ACL controls who has permission to access specific records, fields, or tables. It defines read, write, and create permissions based on roles, conditions, and scripts.</text:span></text:p>
      <text:p text:style-name="P6"><text:span text:style-name="T4">How does the ACL work with roles?</text:span></text:p>
      <text:p text:style-name="P6"><text:span text:style-name="T3">ACLs use roles to determine user access. Users with the appropriate role can access certain parts of the platform as defined by the ACL rules.</text:span></text:p>
      <text:p text:style-name="P6"><text:span text:style-name="T4">What are Import Sets in ServiceNow?</text:span></text:p>
      <text:p text:style-name="P6"><text:span text:style-name="T3">Import Sets are tools used to import data from external sources into ServiceNow tables. They involve loading data into temporary tables and then using Transform Maps to move it to target tables.</text:span></text:p>
      <text:p text:style-name="P6"><text:span text:style-name="T4">What is the role of Transform Maps in data imports?</text:span></text:p>
      <text:p text:style-name="P6"><text:span text:style-name="T3">Transform Maps define the mapping rules between the Import Set table and the target table, specifying how fields correspond and what data should be imported or updated.</text:span></text:p>
      <text:p text:style-name="P6"><text:span text:style-name="T4">What is the CMDB in ServiceNow?</text:span></text:p>
      <text:p text:style-name="P6"><text:span text:style-name="T3">The CMDB stores information about Configuration Items (CIs), such as hardware, software, and network devices, and tracks their relationships to support asset and service management.</text:span></text:p>
      <text:p text:style-name="P6"><text:span text:style-name="T4">How are relationships tracked in the CMDB?</text:span></text:p>
      <text:p text:style-name="P6"><text:span text:style-name="T3">Relationships between CIs are tracked through relationship tables, allowing ServiceNow to map dependencies and service relationships.</text:span></text:p>
      <text:p text:style-name="P6"><text:span text:style-name="T4">What is an Update Set in ServiceNow?</text:span></text:p>
      <text:p text:style-name="P6"><text:span text:style-name="T3">Update Sets are containers that capture customizations and changes made to the ServiceNow platform, which can then be moved between instances for deployment.</text:span></text:p>
      <text:p text:style-name="P6"><text:span text:style-name="T4">How do Update Sets work?</text:span></text:p>
      <text:p text:style-name="P6"><text:span text:style-name="T3">Update Sets track changes like new fields, forms, workflows, and scripts, allowing administrators to transfer these modifications from a development to a production environment.</text:span></text:p>
      <text:p text:style-name="P6"><text:span text:style-name="T4">What are events in ServiceNow?</text:span></text:p>
      <text:p text:style-name="P6"><text:span text:style-name="T3">Events are triggers that occur in response to specific actions or conditions in the platform, such as record updates, which can initiate notifications or other automated actions.</text:span></text:p>
      <text:p text:style-name="P6"><text:soft-page-break/><text:span text:style-name="T4">How can events be triggered?</text:span></text:p>
      <text:p text:style-name="P6"><text:span text:style-name="T3">Events can be triggered manually, through a script, or automatically based on system conditions or workflows.</text:span></text:p>
      <text:p text:style-name="P6"><text:span text:style-name="T4">How can you monitor platform statistics in ServiceNow?</text:span></text:p>
      <text:p text:style-name="P6"><text:span text:style-name="T3">ServiceNow provides Performance Analytics and built-in reporting tools to monitor platform statistics like system performance, usage trends, and SLA compliance.</text:span></text:p>
      <text:p text:style-name="P6"><text:span text:style-name="T4">What are system logs used for in ServiceNow?</text:span></text:p>
      <text:p text:style-name="P6"><text:span text:style-name="T3">System logs track platform activity, errors, and system health, allowing administrators to troubleshoot issues and optimize performance.</text:spa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5902in" fo:margin-bottom="0.7874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6:16:31.178612296</meta:creation-date>
    <meta:print-date>2024-09-06T16:39:04.141655644</meta:print-date>
    <meta:printed-by>PDF files</meta:printed-by>
    <dc:date>2024-09-06T16:39:23.510491361</dc:date>
    <meta:editing-duration>PT19S</meta:editing-duration>
    <meta:editing-cycles>1</meta:editing-cycles>
    <meta:document-statistic meta:table-count="0" meta:image-count="0" meta:object-count="0" meta:page-count="4" meta:paragraph-count="60" meta:word-count="857" meta:character-count="5646" meta:non-whitespace-character-count="4849"/>
    <meta:generator>LibreOffice/24.2.5.2$Linux_X86_64 LibreOffice_project/420$Build-2</meta:generator>
  </office:meta>
</office:document-meta>
</file>